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his is the first patagraph.</text:p>
      <text:p text:style-name="Standard"><text:bookmark-start text:name="html52pdf"/>This paragraph is already bookmarked.</text:p>
      <text:p text:style-name="Standard">Like this one.<text:bookmark-end text:name="html52pdf"/></text:p>
      <text:p text:style-name="Standard">Last paragrap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41:00Z</meta:creation-date>
    <dc:date>2016-12-10T18:41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5" meta:character-count="97" meta:row-count="1" meta:non-whitespace-character-count="83"/>
  </office:meta>
</office:document-meta>
</file>